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color="#0000ff"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background-color="#ff0000"/>
    </style:style>
    <style:style style:name="T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bian:~# perl -v</text:p>
      <text:p text:style-name="P2">This is perl, v5.10.0 built for x86_64-linux-gnu-thread-multi</text:p>
      <text:p text:style-name="P2">Copyright 1987-2007, Larry Wall</text:p>
      <text:p text:style-name="P2"/>
      <text:p text:style-name="P2">debian:~# uname -a </text:p>
      <text:p text:style-name="P2">Linux debian 2.6.18-xen #1 SMP Fri May 18 16:01:42 BST 2007 <text:span text:style-name="T2">x86_64</text:span> GNU/Linux </text:p>
      <text:p text:style-name="P1"/>
      <text:p text:style-name="P2">debian:~# ls -al /usr/lib/libpcap* </text:p>
      <text:p text:style-name="P2">-rw-r--r-- 1 root root 348580 2009-02-16 19:27 /usr/lib/libpcap.a </text:p>
      <text:p text:style-name="P2">lrwxrwxrwx 1 root root <text:s text:c="4"/>14 2009-03-24 11:53 /usr/lib/libpcap.so -&gt; libpcap.so.0.8 </text:p>
      <text:p text:style-name="P2">lrwxrwxrwx 1 root root <text:s text:c="4"/>16 2009-03-24 09:24 /usr/lib/libpcap.so.0.8 -&gt; libpcap.so.1.0.0 </text:p>
      <text:p text:style-name="P2">-rw-r--r-- 1 root root 208336 2009-02-16 19:27 /usr/lib/libpcap.so.1.0.0 </text:p>
      <text:p text:style-name="P1"/>
      <text:p text:style-name="P3">Installation of Net-Pcap-0.14 :</text:p>
      <text:p text:style-name="Standard"/>
      <text:p text:style-name="Standard">debian:~/Net-Pcap-0.14# perl Makefile.PL </text:p>
      <text:p text:style-name="Standard">looking for -lpcap... yes </text:p>
      <text:p text:style-name="Standard">checking for pcap_lib_version() in -lpcap... yes </text:p>
      <text:p text:style-name="Standard">trying to detect actually available functions... ok </text:p>
      <text:p text:style-name="Standard">Checking if your kit is complete... </text:p>
      <text:p text:style-name="Standard">Looks good </text:p>
      <text:p text:style-name="Standard">Writing Makefile for Net::Pcap </text:p>
      <text:p text:style-name="Standard"/>
      <text:p text:style-name="Standard">debian:~/Net-Pcap-0.14# make </text:p>
      <text:p text:style-name="Standard">cp Pcap.pm blib/lib/Net/Pcap.pm </text:p>
      <text:p text:style-name="Standard">AutoSplitting blib/lib/Net/Pcap.pm (blib/lib/auto/Net/Pcap) </text:p>
      <text:p text:style-name="Standard">/usr/bin/perl /usr/share/perl/5.10/ExtUtils/xsubpp <text:s/>-typemap /usr/share/perl/5.10/ExtUtils/typemap -typemap typemap <text:s/>Pcap.xs &gt; Pcap.xsc &amp;&amp; mv Pcap.xsc Pcap.c </text:p>
      <text:p text:style-name="Standard">cc -c <text:s text:c="2"/>-D_REENTRANT -D_GNU_SOURCE -DDEBIAN -fno-strict-aliasing -pipe -I/usr/local/include -D_LARGEFILE_SOURCE -D_FILE_OFFSET_BITS=64 -O2 -g <text:s text:c="2"/>-DVERSION=\"0.14\" -DXS_VERSION=\"0.14\" -fPIC "-I/usr/lib/perl/5.10/CORE" <text:s/>-DHAVE_BLANK -DHAVE_PCAP_LIB_VERSION -DHAVE_PCAP_ACTIVATE -DHAVE_PCAP_BREAKLOOP -DHAVE_PCAP_CAN_SET_RFMON -DHAVE_PCAP_COMPILE_NOPCAP -DHAVE_PCAP_CREATE -DHAVE_PCAP_DATALINK_EXT -DHAVE_PCAP_DATALINK_NAME_TO_VAL -DHAVE_PCAP_DATALINK_VAL_TO_DESCRIPTION -DHAVE_PCAP_DATALINK_VAL_TO_NAME -DHAVE_PCAP_DUMP_FILE -DHAVE_PCAP_DUMP_FLUSH -DHAVE_PCAP_DUMP_FOPEN -DHAVE_PCAP_DUMP_FTELL -DHAVE_PCAP_FINDALLDEVS -DHAVE_PCAP_FOPEN_OFFLINE -DHAVE_PCAP_FREEALLDEVS -DHAVE_PCAP_FREE_DATALINKS -DHAVE_PCAP_GETNONBLOCK -DHAVE_PCAP_GET_SELECTABLE_FD -DHAVE_PCAP_INJECT -DHAVE_PCAP_LIB_VERSION -DHAVE_PCAP_LIST_DATALINKS -DHAVE_PCAP_NEXT_EX -DHAVE_PCAP_OFFLINE_FILTER -DHAVE_PCAP_OPEN_DEAD -DHAVE_PCAP_SENDPACKET -DHAVE_PCAP_SETDIRECTION -DHAVE_PCAP_SETNONBLOCK -DHAVE_PCAP_SET_BUFFER_SIZE -DHAVE_PCAP_SET_DATALINK -DHAVE_PCAP_SET_PROMISC -DHAVE_PCAP_SET_RFMON -DHAVE_PCAP_SET_SNAPLEN -DHAVE_PCAP_SET_TIMEOUT -DHAVE_PCAP_STATUSTOSTR Pcap.c </text:p>
      <text:p text:style-name="Standard"><text:soft-page-break/>In file included from Pcap.xs:43: </text:p>
      <text:p text:style-name="Standard">stubs.inc:322:2: warning: #warning "the function pcap_createsrcstr() is not available" </text:p>
      <text:p text:style-name="Standard">stubs.inc:337:2: warning: #warning "the function pcap_parsesrcstr() is not available" </text:p>
      <text:p text:style-name="Standard">stubs.inc:352:2: warning: #warning "the function pcap_open() is not available" </text:p>
      <text:p text:style-name="Standard">stubs.inc:373:2: warning: #warning "the function pcap_setbuff() is not available" </text:p>
      <text:p text:style-name="Standard">stubs.inc:388:2: warning: #warning "the function pcap_setuserbuffer() is not available" </text:p>
      <text:p text:style-name="Standard">stubs.inc:403:2: warning: #warning "the function pcap_setmode() is not available" </text:p>
      <text:p text:style-name="Standard">stubs.inc:418:2: warning: #warning "the function pcap_setmintocopy() is not available" </text:p>
      <text:p text:style-name="Standard">stubs.inc:433:2: warning: #warning "the function pcap_sendqueue_alloc() is not available" </text:p>
      <text:p text:style-name="Standard">stubs.inc:455:2: warning: #warning "the function pcap_sendqueue_destroy() is not available" </text:p>
      <text:p text:style-name="Standard">stubs.inc:469:2: warning: #warning "the function pcap_sendqueue_queue() is not available" </text:p>
      <text:p text:style-name="Standard">stubs.inc:484:2: warning: #warning "the function pcap_sendqueue_transmit() is not available" </text:p>
      <text:p text:style-name="Standard">stubs.inc:499:2: warning: #warning "the function pcap_event() is not available" </text:p>
      <text:p text:style-name="Standard">stubs.inc:514:2: warning: #warning "the function pcap_setsampling() is not available" </text:p>
      <text:p text:style-name="Standard">Pcap.c: In function ‘XS_Net__Pcap_strerror’: </text:p>
      <text:p text:style-name="Standard">Pcap.c:1574: warning: assignment discards qualifiers from pointer target type </text:p>
      <text:p text:style-name="Standard">Pcap.xs: In function ‘XS_Net__Pcap_getevent’: </text:p>
      <text:p text:style-name="Standard">Pcap.xs:953: warning: cast from pointer to integer of different size </text:p>
      <text:p text:style-name="Standard">Running Mkbootstrap for Net::Pcap () </text:p>
      <text:p text:style-name="Standard">chmod 644 Pcap.bs </text:p>
      <text:p text:style-name="Standard">rm -f blib/arch/auto/Net/Pcap/Pcap.so </text:p>
      <text:p text:style-name="Standard">cc <text:s/>-shared -O2 -g -L/usr/local/lib Pcap.o <text:s/>-o blib/arch/auto/Net/Pcap/Pcap.so <text:s/>\ </text:p>
      <text:p text:style-name="Standard"><text:s text:c="11"/>-lpcap <text:s text:c="6"/>\ </text:p>
      <text:p text:style-name="Standard"><text:s text:c="10"/></text:p>
      <text:p text:style-name="Standard">chmod 755 blib/arch/auto/Net/Pcap/Pcap.so </text:p>
      <text:p text:style-name="Standard">cp Pcap.bs blib/arch/auto/Net/Pcap/Pcap.bs </text:p>
      <text:p text:style-name="Standard">chmod 644 blib/arch/auto/Net/Pcap/Pcap.bs </text:p>
      <text:p text:style-name="Standard">cp bin/pcapinfo blib/script/pcapinfo </text:p>
      <text:p text:style-name="Standard">/usr/bin/perl "-MExtUtils::MY" -e "MY-&gt;fixin(shift)" blib/script/pcapinfo </text:p>
      <text:p text:style-name="Standard">Manifying blib/man1/pcapinfo.1p </text:p>
      <text:p text:style-name="Standard">Manifying blib/man3/Net::Pcap.3pm </text:p>
      <text:p text:style-name="Standard"/>
      <text:p text:style-name="Standard">debian:~/Net-Pcap-0.14# make test </text:p>
      <text:p text:style-name="Standard">PERL_DL_NONLAZY=1 /usr/bin/perl "-MExtUtils::Command::MM" "-e" "test_harness(0, 'blib/lib', 'blib/arch')" t/*.t </text:p>
      <text:p text:style-name="Standard">t/00-load...........# Testing Net::Pcap 0.14 under Perl 5.010000 </text:p>
      <text:p text:style-name="Standard">t/00-load...........ok <text:s text:c="54"/></text:p>
      <text:p text:style-name="Standard">t/01-api............ok <text:s text:c="54"/></text:p>
      <text:p text:style-name="Standard">t/02-lookup.........ok <text:s text:c="54"/></text:p>
      <text:p text:style-name="Standard"><text:s text:c="8"/>6/45 skipped: various reasons </text:p>
      <text:p text:style-name="Standard">t/03-openlive.......ok 1/14 <text:s text:c="49"/></text:p>
      <text:p text:style-name="Standard"># <text:s text:c="2"/>Failed test ' - $err must be set: SIOCGIFHWADDR: No such device' </text:p>
      <text:p text:style-name="Standard"># <text:s text:c="2"/>at t/03-openlive.t line 70. </text:p>
      <text:p text:style-name="Standard"># <text:s text:c="18"/>'SIOCGIFHWADDR: No such device' </text:p>
      <text:p text:style-name="Standard"># <text:s text:c="4"/>doesn't match '/^(?:bind|ioctl): (?:No such device)/' </text:p>
      <text:p text:style-name="Standard"># Looks like you failed 1 test of 14. </text:p>
      <text:p text:style-name="Standard">t/03-openlive.......dubious <text:s text:c="49"/></text:p>
      <text:p text:style-name="Standard"><text:tab/>Test returned status 1 (wstat 256, 0x100) </text:p>
      <text:p text:style-name="Standard">DIED. FAILED test 13 </text:p>
      <text:p text:style-name="Standard"><text:soft-page-break/><text:tab/>Failed 1/14 tests, 92.86% okay </text:p>
      <text:p text:style-name="Standard">t/04-loop...........ok <text:s text:c="54"/></text:p>
      <text:p text:style-name="Standard">t/05-dump...........ok <text:s text:c="54"/></text:p>
      <text:p text:style-name="Standard">t/06-offline........ok <text:s text:c="54"/></text:p>
      <text:p text:style-name="Standard">t/07-stats..........ok <text:s text:c="54"/></text:p>
      <text:p text:style-name="Standard"><text:s text:c="8"/>3/134 unexpectedly succeeded </text:p>
      <text:p text:style-name="Standard">TODO PASSED tests 16, 29, 42 </text:p>
      <text:p text:style-name="Standard"/>
      <text:p text:style-name="Standard">t/08-filter.........ok 1/29Argument "" isn't numeric in subroutine entry at t/08-filter.t line 38. </text:p>
      <text:p text:style-name="Standard">t/08-filter.........ok <text:s text:c="54"/></text:p>
      <text:p text:style-name="Standard">t/09-error..........Argument "" isn't numeric in subroutine entry at t/09-error.t line 20. </text:p>
      <text:p text:style-name="Standard">t/09-error..........ok <text:s text:c="54"/></text:p>
      <text:p text:style-name="Standard">t/10-fileno.........ok <text:s text:c="54"/></text:p>
      <text:p text:style-name="Standard"><text:s text:c="8"/>1/21 unexpectedly succeeded </text:p>
      <text:p text:style-name="Standard">TODO PASSED test 19 </text:p>
      <text:p text:style-name="Standard"/>
      <text:p text:style-name="Standard">t/11-snapshot.......ok <text:s text:c="54"/></text:p>
      <text:p text:style-name="Standard">t/12-next...........Argument "" isn't numeric in subroutine entry at t/12-next.t line 48. </text:p>
      <text:p text:style-name="Standard">t/12-next...........ok <text:s text:c="54"/></text:p>
      <text:p text:style-name="Standard">t/13-dispatch.......ok <text:s text:c="54"/></text:p>
      <text:p text:style-name="Standard">t/14-datalink.......ok <text:s text:c="54"/></text:p>
      <text:p text:style-name="Standard">t/15-is_swapped.....ok 1/5# This platform has been detected as a little endian architecture </text:p>
      <text:p text:style-name="Standard">t/15-is_swapped.....ok <text:s text:c="54"/></text:p>
      <text:p text:style-name="Standard">t/16-setnonblock....ok 1/23 <text:s text:c="49"/></text:p>
      <text:p text:style-name="Standard"># <text:s text:c="2"/>Failed test ' - state must be 1' </text:p>
      <text:p text:style-name="Standard"># <text:s text:c="2"/>at t/16-setnonblock.t line 64. </text:p>
      <text:p text:style-name="Standard"># <text:s text:c="9"/>got: '0' </text:p>
      <text:p text:style-name="Standard"># <text:s text:c="4"/>expected: '1' </text:p>
      <text:p text:style-name="Standard">t/16-setnonblock....NOK 17/23# Looks like you failed 1 test of 23. <text:s text:c="10"/></text:p>
      <text:p text:style-name="Standard">t/16-setnonblock....dubious <text:s text:c="49"/></text:p>
      <text:p text:style-name="Standard"><text:tab/>Test returned status 1 (wstat 256, 0x100) </text:p>
      <text:p text:style-name="Standard">DIED. FAILED test 17 </text:p>
      <text:p text:style-name="Standard"><text:tab/>Failed 1/23 tests, 95.65% okay </text:p>
      <text:p text:style-name="Standard">t/17-lib_version....ok <text:s text:c="54"/></text:p>
      <text:p text:style-name="Standard">t/18-open_dead......ok <text:s text:c="54"/></text:p>
      <text:p text:style-name="Standard">t/19-breakloop......ok <text:s text:c="54"/></text:p>
      <text:p text:style-name="Standard">t/20-constants......ok <text:s text:c="54"/></text:p>
      <text:p text:style-name="Standard"><text:s text:c="8"/>17/276 skipped: various reasons </text:p>
      <text:p text:style-name="Standard">t/pod...............ok <text:s text:c="54"/></text:p>
      <text:p text:style-name="Standard">t/podcover..........ok <text:s text:c="54"/></text:p>
      <text:p text:style-name="Standard">t/portfs............skipped </text:p>
      <text:p text:style-name="Standard"><text:s text:c="8"/>all skipped: Test::Portability::Files required for testing filenames portability </text:p>
      <text:p text:style-name="Standard">Failed Test <text:s text:c="7"/>Stat Wstat Total Fail <text:s/>List of Failed </text:p>
      <text:p text:style-name="Standard">------------------------------------------------------------------------------- </text:p>
      <text:p text:style-name="Standard">t/03-openlive.t <text:s text:c="6"/>1 <text:s text:c="2"/>256 <text:s text:c="3"/>14 <text:s text:c="3"/>1 <text:s/>13 </text:p>
      <text:p text:style-name="Standard">t/16-setnonblock.t <text:s text:c="3"/>1 <text:s text:c="2"/>256 <text:s text:c="3"/>23 <text:s text:c="3"/>1 <text:s/>17 </text:p>
      <text:p text:style-name="Standard"><text:s/>(4 subtests UNEXPECTEDLY SUCCEEDED), 1 test and 23 subtests skipped. </text:p>
      <text:p text:style-name="Standard">Failed 2/24 test scripts. 2/1611 subtests failed. </text:p>
      <text:p text:style-name="Standard">Files=24, Tests=1611, 31 wallclock secs ( 1.25 cusr + <text:s/>0.35 csys = <text:s/>1.60 CPU) </text:p>
      <text:p text:style-name="Standard"><text:soft-page-break/>Failed 2/24 test programs. 2/1611 subtests failed. </text:p>
      <text:p text:style-name="Standard">make: *** [test_dynamic] Error 255 </text:p>
      <text:p text:style-name="Standard"/>
      <text:p text:style-name="Standard"/>
      <text:p text:style-name="P3">Installation of Net-Pcap-0.16 :</text:p>
      <text:p text:style-name="P3"/>
      <text:p text:style-name="P2">debian:~/Net-Pcap-0.16# perl Makefile.PL </text:p>
      <text:p text:style-name="P2">looking for -lpcap... yes </text:p>
      <text:p text:style-name="P2">checking for pcap_lib_version() in -lpcap... yes </text:p>
      <text:p text:style-name="P2">detecting available functions... ok </text:p>
      <text:p text:style-name="P2">Checking if your kit is complete... </text:p>
      <text:p text:style-name="P2">Looks good </text:p>
      <text:p text:style-name="P2">Writing Makefile for Net::Pcap</text:p>
      <text:p text:style-name="P2"/>
      <text:p text:style-name="P2">debian:~/Net-Pcap-0.16# make </text:p>
      <text:p text:style-name="P2">cp Pcap.pm blib/lib/Net/Pcap.pm </text:p>
      <text:p text:style-name="P2">/usr/bin/perl /usr/share/perl/5.10/ExtUtils/xsubpp <text:s/>-typemap /usr/share/perl/5.10/ExtUtils/typemap -typemap typemap <text:s/>Pcap.xs &gt; Pcap.xsc &amp;&amp; mv Pcap.xsc Pcap.c </text:p>
      <text:p text:style-name="P2">cc -c <text:s text:c="2"/>-Wall -Wwrite-strings -O2 -g <text:s text:c="2"/>-DVERSION=\"0.16\" -DXS_VERSION=\"0.16\" -fPIC "-I/usr/lib/perl/5.10/CORE" <text:s/>-DHAVE_BLANK -DHAVE_PCAP_LIB_VERSION -DHAVE_PCAP_BREAKLOOP -DHAVE_PCAP_COMPILE_NOPCAP -DHAVE_PCAP_DATALINK_NAME_TO_VAL -DHAVE_PCAP_DATALINK_VAL_TO_DESCRIPTION -DHAVE_PCAP_DATALINK_VAL_TO_NAME -DHAVE_PCAP_DUMP_FILE -DHAVE_PCAP_DUMP_FLUSH -DHAVE_PCAP_FINDALLDEVS -DHAVE_PCAP_GETNONBLOCK -DHAVE_PCAP_GET_SELECTABLE_FD -DHAVE_PCAP_LIB_VERSION -DHAVE_PCAP_NEXT_EX -DHAVE_PCAP_OPEN_DEAD -DHAVE_PCAP_SENDPACKET -DHAVE_PCAP_SETNONBLOCK -DHAVE_PCAP_SET_DATALINK Pcap.c </text:p>
      <text:p text:style-name="P2">In file included from Pcap.xs:43: </text:p>
      <text:p text:style-name="P2">stubs.inc:187:2: warning: #warning "the function pcap_list_datalinks() is not available" </text:p>
      <text:p text:style-name="P2">stubs.inc:322:2: warning: #warning "the function pcap_createsrcstr() is not available" </text:p>
      <text:p text:style-name="P2">stubs.inc:337:2: warning: #warning "the function pcap_parsesrcstr() is not available" </text:p>
      <text:p text:style-name="P2">stubs.inc:352:2: warning: #warning "the function pcap_open() is not available" </text:p>
      <text:p text:style-name="P2">stubs.inc:373:2: warning: #warning "the function pcap_setbuff() is not available" </text:p>
      <text:p text:style-name="P2">stubs.inc:388:2: warning: #warning "the function pcap_setuserbuffer() is not available" </text:p>
      <text:p text:style-name="P2">stubs.inc:403:2: warning: #warning "the function pcap_setmode() is not available" </text:p>
      <text:p text:style-name="P2">stubs.inc:418:2: warning: #warning "the function pcap_setmintocopy() is not available" </text:p>
      <text:p text:style-name="P2">stubs.inc:433:2: warning: #warning "the function pcap_sendqueue_alloc() is not available" </text:p>
      <text:p text:style-name="P2">stubs.inc:455:2: warning: #warning "the function pcap_sendqueue_destroy() is not available" </text:p>
      <text:p text:style-name="P2">stubs.inc:469:2: warning: #warning "the function pcap_sendqueue_queue() is not available" </text:p>
      <text:p text:style-name="P2">stubs.inc:484:2: warning: #warning "the function pcap_sendqueue_transmit() is not available" </text:p>
      <text:p text:style-name="P2">stubs.inc:499:2: warning: #warning "the function pcap_event() is not available" </text:p>
      <text:p text:style-name="P2">stubs.inc:514:2: warning: #warning "the function pcap_setsampling() is not available" </text:p>
      <text:p text:style-name="P2">Pcap.xs: In function ‘callback_wrapper’: </text:p>
      <text:p text:style-name="P2">Pcap.xs:57: warning: pointer targets in passing argument 2 of ‘Perl_newSVpv’ differ in signedness </text:p>
      <text:p text:style-name="P2">Pcap.xs:62: warning: value computed is not used </text:p>
      <text:p text:style-name="P2">Pcap.xs:63: warning: value computed is not used </text:p>
      <text:p text:style-name="P2">Pcap.xs:64: warning: value computed is not used </text:p>
      <text:p text:style-name="P2"><text:soft-page-break/>Pcap.xs:65: warning: value computed is not used </text:p>
      <text:p text:style-name="P2">Pcap.xs: In function ‘XS_Net__Pcap_findalldevs_xs’: </text:p>
      <text:p text:style-name="P2">Pcap.xs:196: warning: value computed is not used </text:p>
      <text:p text:style-name="P2">Pcap.xs:199: warning: value computed is not used </text:p>
      <text:p text:style-name="P2">Pcap.xs:202: warning: value computed is not used </text:p>
      <text:p text:style-name="P2">Pcap.xs:220: warning: value computed is not used </text:p>
      <text:p text:style-name="P2">Pcap.xs:222: warning: value computed is not used </text:p>
      <text:p text:style-name="P2">Pcap.xs: In function ‘XS_Net__Pcap_next’: </text:p>
      <text:p text:style-name="P2">Pcap.xs:447: warning: value computed is not used </text:p>
      <text:p text:style-name="P2">Pcap.xs:448: warning: value computed is not used </text:p>
      <text:p text:style-name="P2">Pcap.xs:449: warning: value computed is not used </text:p>
      <text:p text:style-name="P2">Pcap.xs:450: warning: value computed is not used </text:p>
      <text:p text:style-name="P2">Pcap.xs: In function ‘XS_Net__Pcap_next_ex’: </text:p>
      <text:p text:style-name="P2">Pcap.xs:489: warning: value computed is not used </text:p>
      <text:p text:style-name="P2">Pcap.xs:490: warning: value computed is not used </text:p>
      <text:p text:style-name="P2">Pcap.xs:491: warning: value computed is not used </text:p>
      <text:p text:style-name="P2">Pcap.xs:492: warning: value computed is not used </text:p>
      <text:p text:style-name="P2">Pcap.xs:494: warning: pointer targets in passing argument 3 of ‘Perl_sv_setpvn’ differ in signedness </text:p>
      <text:p text:style-name="P2">Pcap.xs: In function ‘XS_Net__Pcap_dump’: </text:p>
      <text:p text:style-name="P2">Pcap.xs:553: warning: pointer targets in passing argument 3 of ‘pcap_dump’ differ in signedness </text:p>
      <text:p text:style-name="P2">Pcap.c: In function ‘XS_Net__Pcap_strerror’: </text:p>
      <text:p text:style-name="P2">Pcap.c:1572: warning: assignment discards qualifiers from pointer target type </text:p>
      <text:p text:style-name="P2">Pcap.xs: In function ‘XS_Net__Pcap_stats’: </text:p>
      <text:p text:style-name="P2">Pcap.xs:742: warning: value computed is not used </text:p>
      <text:p text:style-name="P2">Pcap.xs:744: warning: value computed is not used </text:p>
      <text:p text:style-name="P2">Pcap.xs:746: warning: value computed is not used </text:p>
      <text:p text:style-name="P2">Pcap.xs: In function ‘XS_Net__Pcap_getevent’: </text:p>
      <text:p text:style-name="P2">Pcap.xs:951: warning: cast from pointer to integer of different size </text:p>
      <text:p text:style-name="P2">Pcap.xs: In function ‘XS_Net__Pcap_sendpacket’: </text:p>
      <text:p text:style-name="P2">Pcap.xs:963: warning: pointer targets in passing argument 2 of ‘pcap_sendpacket’ differ in signedness </text:p>
      <text:p text:style-name="P2">Pcap.c: In function ‘boot_Net__Pcap’: </text:p>
      <text:p text:style-name="P2">Pcap.c:2335: warning: initialization discards qualifiers from pointer target type </text:p>
      <text:p text:style-name="P2">Running Mkbootstrap for Net::Pcap () </text:p>
      <text:p text:style-name="P2">chmod 644 Pcap.bs </text:p>
      <text:p text:style-name="P2">rm -f blib/arch/auto/Net/Pcap/Pcap.so </text:p>
      <text:p text:style-name="P2">cc <text:s/>-shared -O2 -g -L/usr/local/lib Pcap.o <text:s/>-o blib/arch/auto/Net/Pcap/Pcap.so <text:tab/>\ </text:p>
      <text:p text:style-name="P2"><text:tab/> <text:s text:c="2"/>-lpcap <text:s/><text:tab/>\ </text:p>
      <text:p text:style-name="P2"><text:tab/> <text:s/></text:p>
      <text:p text:style-name="P2">chmod 755 blib/arch/auto/Net/Pcap/Pcap.so </text:p>
      <text:p text:style-name="P2">cp Pcap.bs blib/arch/auto/Net/Pcap/Pcap.bs </text:p>
      <text:p text:style-name="P2">chmod 644 blib/arch/auto/Net/Pcap/Pcap.bs </text:p>
      <text:p text:style-name="P2">cp bin/pcapinfo blib/script/pcapinfo </text:p>
      <text:p text:style-name="P2">/usr/bin/perl "-MExtUtils::MY" -e "MY-&gt;fixin(shift)" blib/script/pcapinfo </text:p>
      <text:p text:style-name="P2">Manifying blib/man1/pcapinfo.1p </text:p>
      <text:p text:style-name="P2">Manifying blib/man3/Net::Pcap.3pm </text:p>
      <text:p text:style-name="P2"/>
      <text:p text:style-name="P2">debian:~/Net-Pcap-0.16# make test </text:p>
      <text:p text:style-name="P2">PERL_DL_NONLAZY=1 /usr/bin/perl "-MExtUtils::Command::MM" "-e" "test_harness(0, 'blib/lib', 'blib/arch')" t/*.t </text:p>
      <text:p text:style-name="P2"><text:soft-page-break/>t/00-load..................# Testing Net::Pcap 0.16 under Perl 5.010000 </text:p>
      <text:p text:style-name="P2">t/00-load..................ok <text:s text:c="47"/></text:p>
      <text:p text:style-name="P2">t/01-api...................ok <text:s text:c="47"/></text:p>
      <text:p text:style-name="P2">t/02-lookup................ok <text:s text:c="47"/></text:p>
      <text:p text:style-name="P2"><text:s text:c="8"/>6/45 skipped: various reasons </text:p>
      <text:p text:style-name="P2">t/03-openlive..............ok <text:s text:c="47"/></text:p>
      <text:p text:style-name="P2">t/04-loop..................ok <text:s text:c="47"/></text:p>
      <text:p text:style-name="P2">t/05-dump..................ok <text:s text:c="47"/></text:p>
      <text:p text:style-name="P2">t/06-offline...............ok <text:s text:c="47"/></text:p>
      <text:p text:style-name="P2"><text:s text:c="8"/>1/403 unexpectedly succeeded </text:p>
      <text:p text:style-name="P2">TODO PASSED test 398 </text:p>
      <text:p text:style-name="P2"/>
      <text:p text:style-name="P2">t/07-stats.................ok <text:s text:c="47"/></text:p>
      <text:p text:style-name="P2"><text:s text:c="8"/>8/134 unexpectedly succeeded </text:p>
      <text:p text:style-name="P2">TODO PASSED tests 16, 55, 68, 81, 94, 107, 120, 133 </text:p>
      <text:p text:style-name="P2"/>
      <text:p text:style-name="P2">t/08-filter................ok <text:s text:c="47"/></text:p>
      <text:p text:style-name="P2">t/09-error.................ok <text:s text:c="47"/></text:p>
      <text:p text:style-name="P2">t/10-fileno................ok <text:s text:c="47"/></text:p>
      <text:p text:style-name="P2"><text:s text:c="8"/>1/21 unexpectedly succeeded </text:p>
      <text:p text:style-name="P2">TODO PASSED test 19 </text:p>
      <text:p text:style-name="P2"/>
      <text:p text:style-name="P2">t/11-snapshot..............ok <text:s text:c="47"/></text:p>
      <text:p text:style-name="P2">t/12-next..................skipped </text:p>
      <text:p text:style-name="P2"><text:s text:c="8"/>all skipped: pcap_next() behaves too strangely for being tested on random machines </text:p>
      <text:p text:style-name="P2">t/13-dispatch..............ok <text:s text:c="47"/></text:p>
      <text:p text:style-name="P2">t/14-datalink..............ok <text:s text:c="47"/></text:p>
      <text:p text:style-name="P2">t/15-is_swapped............# This platform has been detected as a little endian architecture </text:p>
      <text:p text:style-name="P2">t/15-is_swapped............ok <text:s text:c="47"/></text:p>
      <text:p text:style-name="P2">t/16-setnonblock...........ok 1/23 <text:s text:c="42"/></text:p>
      <text:p text:style-name="P2"># <text:s text:c="2"/>Failed test ' - state must be 1' </text:p>
      <text:p text:style-name="P2"># <text:s text:c="2"/>at t/16-setnonblock.t line 64. </text:p>
      <text:p text:style-name="P2"># <text:s text:c="9"/>got: '0' </text:p>
      <text:p text:style-name="P2"># <text:s text:c="4"/>expected: '1' </text:p>
      <text:p text:style-name="P2">t/16-setnonblock...........NOK 17/23# Looks like you failed 1 test of 23. <text:s text:c="3"/></text:p>
      <text:p text:style-name="P2">t/16-setnonblock...........dubious <text:s text:c="42"/></text:p>
      <text:p text:style-name="P2"><text:tab/>Test returned status 1 (wstat 256, 0x100) </text:p>
      <text:p text:style-name="P2">DIED. FAILED test 17 </text:p>
      <text:p text:style-name="P2"><text:tab/>Failed 1/23 tests, 95.65% okay </text:p>
      <text:p text:style-name="P2">t/17-lib_version...........# libpcap version 1.0.0 </text:p>
      <text:p text:style-name="P2">t/17-lib_version...........ok <text:s text:c="47"/></text:p>
      <text:p text:style-name="P2">t/18-open_dead.............ok <text:s text:c="47"/></text:p>
      <text:p text:style-name="P2">t/19-breakloop.............ok <text:s text:c="47"/></text:p>
      <text:p text:style-name="P2">t/20-constants.............ok <text:s text:c="47"/></text:p>
      <text:p text:style-name="P2"><text:s text:c="8"/>17/276 skipped: various reasons </text:p>
      <text:p text:style-name="P2">t/21-next_ex...............skipped </text:p>
      <text:p text:style-name="P2"><text:s text:c="8"/>all skipped: slowness and random failures... testing pcap_next_ex() is a PITA </text:p>
      <text:p text:style-name="P2">t/22-open..................skipped </text:p>
      <text:p text:style-name="P2"><text:s text:c="8"/>all skipped: pcap_open() is not available </text:p>
      <text:p text:style-name="P2"><text:soft-page-break/>t/23-srcstr................skipped </text:p>
      <text:p text:style-name="P2"><text:s text:c="8"/>all skipped: pcap_createsrcstr() is not available </text:p>
      <text:p text:style-name="P2">t/50-poe-component-pcap....skipped </text:p>
      <text:p text:style-name="P2"><text:s text:c="8"/>all skipped: POE is not available </text:p>
      <text:p text:style-name="P2">t/distchk..................skipped </text:p>
      <text:p text:style-name="P2"><text:s text:c="8"/>all skipped: Test::Distribution required for checking distribution </text:p>
      <text:p text:style-name="P2">t/pod......................ok <text:s text:c="47"/></text:p>
      <text:p text:style-name="P2">t/podcover.................skipped </text:p>
      <text:p text:style-name="P2"><text:s text:c="8"/>all skipped: Currently not working for Net::Pcap </text:p>
      <text:p text:style-name="P2">t/podspell.................skipped </text:p>
      <text:p text:style-name="P2"><text:s text:c="8"/>all skipped: Pod spelling: for developer interest only :) </text:p>
      <text:p text:style-name="P2">t/portfs...................skipped </text:p>
      <text:p text:style-name="P2"><text:s text:c="8"/>all skipped: Test::Portability::Files required for testing filenames portability </text:p>
      <text:p text:style-name="P2">Failed Test <text:s text:c="7"/>Stat Wstat Total Fail <text:s/>List of Failed </text:p>
      <text:p text:style-name="P2">------------------------------------------------------------------------------- </text:p>
      <text:p text:style-name="P2">t/16-setnonblock.t <text:s text:c="3"/>1 <text:s text:c="2"/>256 <text:s text:c="3"/>23 <text:s text:c="3"/>1 <text:s/>17 </text:p>
      <text:p text:style-name="P2"><text:s/>(10 subtests UNEXPECTEDLY SUCCEEDED), 9 tests and 23 subtests skipped. </text:p>
      <text:p text:style-name="P2">Failed 1/30 test scripts. 1/1609 subtests failed. </text:p>
      <text:p text:style-name="P2">Files=30, Tests=1609, 43 wallclock secs ( 1.50 cusr + <text:s/>0.50 csys = <text:s/>2.00 CPU) </text:p>
      <text:p text:style-name="P2">Failed 1/30 test programs. 1/1609 subtests failed. </text:p>
      <text:p text:style-name="P2">make: *** [test_dynamic] Error 255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fchales</meta:initial-creator>
    <meta:creation-date>2009-03-24T12:22:33</meta:creation-date>
    <dc:creator>fchales</dc:creator>
    <dc:date>2009-03-24T15:08:14</dc:date>
    <meta:editing-cycles>3</meta:editing-cycles>
    <meta:editing-duration>PT7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65" meta:word-count="2216" meta:character-count="16989"/>
  </office:meta>
</office:document-meta>
</file>